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10.578cm"/>
    </style:style>
    <style:style style:name="co3" style:family="table-column">
      <style:table-column-properties fo:break-before="auto" style:column-width="11.797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1位</text:p>
          </table:table-cell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yvG3.jpg_default.png.png.png.png_0.png_0_align_resize.png</text:p>
          </table:table-cell>
          <table:table-cell office:value-type="float" office:value="0.823229014873504" calcext:value-type="float">
            <text:p>0.823229014873504</text:p>
          </table:table-cell>
          <table:table-cell table:formula="of:=(-23.71*[.D2]^2 + 49.98*[.D2] + 73.69)/100" office:value-type="percentage" office:value="0.987665766442369" calcext:value-type="percentage">
            <text:p>98.77%</text:p>
          </table:table-cell>
        </table:table-row>
        <table:table-row table:style-name="ro2">
          <table:table-cell office:value-type="string" calcext:value-type="string">
            <text:p>2位</text:p>
          </table:table-cell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7rUl.jpg.png.png_0.png_0_align_resize.png</text:p>
          </table:table-cell>
          <table:table-cell office:value-type="float" office:value="0.810201406478882" calcext:value-type="float">
            <text:p>0.810201406478882</text:p>
          </table:table-cell>
          <table:table-cell table:formula="of:=(-23.71*[.D3]^2 + 49.98*[.D3] + 73.69)/100" office:value-type="percentage" office:value="0.986199982708934" calcext:value-type="percentage">
            <text:p>98.62%</text:p>
          </table:table-cell>
        </table:table-row>
        <table:table-row table:style-name="ro2">
          <table:table-cell office:value-type="string" calcext:value-type="string">
            <text:p>3位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13vh.jpg.png.png_0.png_0_align_resize.png</text:p>
          </table:table-cell>
          <table:table-cell office:value-type="float" office:value="0.801850020885468" calcext:value-type="float">
            <text:p>0.801850020885468</text:p>
          </table:table-cell>
          <table:table-cell table:formula="of:=(-23.71*[.D4]^2 + 49.98*[.D4] + 73.69)/100" office:value-type="percentage" office:value="0.985218005022373" calcext:value-type="percentage">
            <text:p>98.52%</text:p>
          </table:table-cell>
        </table:table-row>
        <table:table-row table:style-name="ro2">
          <table:table-cell office:value-type="string" calcext:value-type="string">
            <text:p>4位</text:p>
          </table:table-cell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6YRC.jpg.png.png_0.png_0_align_resize.png</text:p>
          </table:table-cell>
          <table:table-cell office:value-type="float" office:value="0.801801860332489" calcext:value-type="float">
            <text:p>0.801801860332489</text:p>
          </table:table-cell>
          <table:table-cell table:formula="of:=(-23.71*[.D5]^2 + 49.98*[.D5] + 73.69)/100" office:value-type="percentage" office:value="0.985212246265719" calcext:value-type="percentage">
            <text:p>98.52%</text:p>
          </table:table-cell>
        </table:table-row>
        <table:table-row table:style-name="ro2">
          <table:table-cell office:value-type="string" calcext:value-type="string">
            <text:p>5位</text:p>
          </table:table-cell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m7ms.jpg.png.png_0.png_0_align_resize.png</text:p>
          </table:table-cell>
          <table:table-cell office:value-type="float" office:value="0.800897657871246" calcext:value-type="float">
            <text:p>0.800897657871246</text:p>
          </table:table-cell>
          <table:table-cell table:formula="of:=(-23.71*[.D6]^2 + 49.98*[.D6] + 73.69)/100" office:value-type="percentage" office:value="0.985103922861286" calcext:value-type="percentage">
            <text:p>98.51%</text:p>
          </table:table-cell>
        </table:table-row>
      </table:table>
      <table:table table:name="Sheet2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柴田英嗣</text:p>
          </table:table-cell>
          <table:table-cell office:value-type="string" calcext:value-type="string">
            <text:p>齋藤孝</text:p>
          </table:table-cell>
          <table:table-cell office:value-type="float" office:value="0.812515437602997" calcext:value-type="float">
            <text:p>0.812515437602997</text:p>
          </table:table-cell>
          <table:table-cell table:formula="of:=ROUND(-23.71*[.C1]^2 + 49.98*[.C1] + 73.69; 2)"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橋爪功</text:p>
          </table:table-cell>
          <table:table-cell office:value-type="string" calcext:value-type="string">
            <text:p>近藤正臣</text:p>
          </table:table-cell>
          <table:table-cell office:value-type="float" office:value="0.810201406478882" calcext:value-type="float">
            <text:p>0.810201406478882</text:p>
          </table:table-cell>
          <table:table-cell table:formula="of:=ROUND(-23.71*[.C2]^2 + 49.98*[.C2] + 73.69; 2)" office:value-type="float" office:value="98.62" calcext:value-type="float">
            <text:p>98.62</text:p>
          </table:table-cell>
        </table:table-row>
        <table:table-row table:style-name="ro1">
          <table:table-cell office:value-type="string" calcext:value-type="string">
            <text:p>今井翼</text:p>
          </table:table-cell>
          <table:table-cell office:value-type="string" calcext:value-type="string">
            <text:p>滝沢秀明</text:p>
          </table:table-cell>
          <table:table-cell office:value-type="float" office:value="0.801850020885468" calcext:value-type="float">
            <text:p>0.801850020885468</text:p>
          </table:table-cell>
          <table:table-cell table:formula="of:=ROUND(-23.71*[.C3]^2 + 49.98*[.C3] + 73.69; 2)" office:value-type="float" office:value="98.52" calcext:value-type="float">
            <text:p>98.52</text:p>
          </table:table-cell>
        </table:table-row>
        <table:table-row table:style-name="ro1">
          <table:table-cell office:value-type="string" calcext:value-type="string">
            <text:p>片寄涼太</text:p>
          </table:table-cell>
          <table:table-cell office:value-type="string" calcext:value-type="string">
            <text:p>賀来賢人</text:p>
          </table:table-cell>
          <table:table-cell office:value-type="float" office:value="0.800897657871246" calcext:value-type="float">
            <text:p>0.800897657871246</text:p>
          </table:table-cell>
          <table:table-cell table:formula="of:=ROUND(-23.71*[.C4]^2 + 49.98*[.C4] + 73.69; 2)" office:value-type="float" office:value="98.51" calcext:value-type="float">
            <text:p>98.51</text:p>
          </table:table-cell>
        </table:table-row>
      </table:table>
      <table:named-expressions/>
      <table:database-ranges>
        <table:database-range table:name="__Anonymous_Sheet_DB__0" table:target-range-address="output.B2:output.E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heet2.A1:Sheet2.D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11" number:title="ユーザー定義">
      <number:text-content/>
      <number:text>'位"</number:text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8T17:12:36.860984709</dc:date>
    <meta:editing-duration>PT22M19S</meta:editing-duration>
    <meta:editing-cycles>2</meta:editing-cycles>
    <meta:generator>LibreOffice/6.4.7.2$Linux_X86_64 LibreOffice_project/40$Build-2</meta:generator>
    <meta:document-statistic meta:table-count="2" meta:cell-count="41" meta:object-count="0"/>
  </office:meta>
</office:document-meta>
</file>